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list-style-name="LFO1" style:family="paragraph"/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</office:automatic-styles>
  <office:body>
    <office:text text:use-soft-page-breaks="true">
      <text:p text:style-name="P1">3.</text:p>
      <text:p text:style-name="Normal">Write down definitions of the following terms. You may need to look some of these up in the lecture slides (on the ELE page) from last week.</text:p>
      <text:list text:style-name="LFO1" text:continue-numbering="true">
        <text:list-item>
          <text:p text:style-name="P2">algorithm</text:p>
        </text:list-item>
        <text:list-item>
          <text:p text:style-name="P3">compiler, interpreter</text:p>
        </text:list-item>
        <text:list-item>
          <text:p text:style-name="P4">program</text:p>
        </text:list-item>
        <text:list-item>
          <text:p text:style-name="P5">natural language</text:p>
        </text:list-item>
        <text:list-item>
          <text:p text:style-name="P6">source code</text:p>
        </text:list-item>
      </text:list>
      <text:p text:style-name="Normal"/>
      <text:p text:style-name="Normal"><text:span text:style-name="T7">Algorithm</text:span>: A sequence of instructions to solve a given problem</text:p>
      <text:p text:style-name="Normal"><text:span text:style-name="T8">Compiler</text:span>: A translator which converts a program written in high-level language into an executable file.</text:p>
      <text:p text:style-name="Normal"><text:span text:style-name="T9">Interpreter</text:span>: Translates high-level language code into machine code line-by-line. <text:s text:c="13"/></text:p>
      <text:p text:style-name="Normal"><text:span text:style-name="T10">Program</text:span>: An algorithm written in a form such that a computer can execute it.</text:p>
      <text:p text:style-name="Normal"><text:span text:style-name="T11">Natural language</text:span>: Language in the form used by humans to communicate to one another.<text:s/></text:p>
      <text:p text:style-name="Normal"><text:span text:style-name="T12">Source code</text:span>:<text:s/>Code as written by<text:s/>a<text:s/>programm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yder, Isobel</meta:initial-creator>
    <dc:creator>Ryder, Isobel</dc:creator>
    <meta:creation-date>2024-09-30T16:21:00Z</meta:creation-date>
    <dc:date>2024-09-30T16:35:00Z</dc:date>
    <meta:template xlink:href="Normal" xlink:type="simple"/>
    <meta:editing-cycles>1</meta:editing-cycles>
    <meta:editing-duration>PT840S</meta:editing-duration>
    <meta:document-statistic meta:page-count="1" meta:paragraph-count="1" meta:word-count="102" meta:character-count="684" meta:row-count="4" meta:non-whitespace-character-count="583"/>
  </office:meta>
</office:document-meta>
</file>